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〈</mo>
        <mrow>
          <mrow>
            <mstyle mathvariant="bold">
              <mrow>
                <mi>r</mi>
              </mrow>
            </mstyle>
            <mi/>
          </mrow>
          <mo stretchy="false">∣</mo>
          <mrow>
            <mi/>
            <msubsup>
              <mi>R</mi>
              <mrow>
                <mstyle mathvariant="bold">
                  <mrow>
                    <mi>k</mi>
                  </mrow>
                </mstyle>
              </mrow>
              <mrow>
                <mrow>
                  <mo stretchy="false">(</mo>
                  <mrow>
                    <mrow>
                      <mi/>
                      <mo stretchy="false">+</mo>
                      <mi/>
                    </mrow>
                  </mrow>
                  <mo stretchy="false">)</mo>
                </mrow>
              </mrow>
            </msubsup>
            <mi/>
          </mrow>
          <mo stretchy="false">∣</mo>
          <mrow>
            <mi/>
            <mrow>
              <mstyle mathvariant="bold">
                <mrow>
                  <mi>r</mi>
                </mrow>
              </mstyle>
            </mrow>
            <mi>'</mi>
          </mrow>
        </mrow>
        <mo stretchy="false">〉</mo>
      </mrow>
      <mrow>
        <mi/>
        <mo stretchy="false">=</mo>
        <mi/>
      </mrow>
      <mfrac>
        <mrow>
          <mn>2</mn>
          <mi>m</mi>
        </mrow>
        <mrow>
          <msup>
            <mo stretchy="false">ℏ</mo>
            <mn>2</mn>
          </msup>
        </mrow>
      </mfrac>
      <mi/>
      <mfrac>
        <mrow>
          <mn>1</mn>
        </mrow>
        <mrow>
          <msup>
            <mrow>
              <mo stretchy="false">(</mo>
              <mrow>
                <mn>2</mn>
                <mo stretchy="false">π</mo>
              </mrow>
              <mo stretchy="false">)</mo>
            </mrow>
            <mn>3</mn>
          </msup>
        </mrow>
      </mfrac>
      <mi/>
      <mrow>
        <mo stretchy="false">∫</mo>
        <msup>
          <mtext>d</mtext>
          <mn>3</mn>
        </msup>
      </mrow>
      <mi>q</mi>
      <mi/>
      <mfrac>
        <mrow>
          <msup>
            <mtext>e</mtext>
            <mrow>
              <mtext>i</mtext>
              <mstyle mathvariant="bold">
                <mrow>
                  <mi>a</mi>
                </mrow>
              </mstyle>
              <mrow>
                <mi/>
                <mo stretchy="false">⋅</mo>
                <mi/>
              </mrow>
              <mrow>
                <mo stretchy="false">(</mo>
                <mrow>
                  <mstyle mathvariant="bold">
                    <mrow>
                      <mi>r</mi>
                    </mrow>
                  </mstyle>
                  <mrow>
                    <mi/>
                    <mo stretchy="false">−</mo>
                    <mi/>
                  </mrow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  <mo stretchy="false">)</mo>
              </mrow>
            </mrow>
          </msup>
        </mrow>
        <mrow>
          <msup>
            <mrow>
              <mstyle mathvariant="bold">
                <mrow>
                  <mi>k</mi>
                </mrow>
              </mstyle>
            </mrow>
            <mn>2</mn>
          </msup>
          <mrow>
            <mi/>
            <mo stretchy="false">−</mo>
            <mi/>
          </mrow>
          <msup>
            <mrow>
              <mstyle mathvariant="bold">
                <mrow>
                  <mi>q</mi>
                </mrow>
              </mstyle>
            </mrow>
            <mn>2</mn>
          </msup>
          <mrow>
            <mi/>
            <mo stretchy="false">+</mo>
            <mi/>
          </mrow>
          <mtext>i</mtext>
          <msup>
            <mn>0</mn>
            <mrow>
              <mrow>
                <mi/>
                <mo stretchy="false">+</mo>
                <mi/>
              </mrow>
            </mrow>
          </msup>
        </mrow>
      </mfrac>
    </mrow>
    <annotation encoding="StarMath 5.0">alignc 
langle 
 bold r 
 `mline` 
 R _{bold k} ^{(`+`)} 
 `mline` 
 {bold r} ' 
rangle ~=~ 
{2 m} over {hbar ^2} ` 
{1} over {(2 %pi) ^3} ` 
int "d" ^3 q ` 
{"e" ^{"i" bold a `cdot` (bold r `-` {bold r} ')}} 
 over 
{{bold k} ^2 ~-~ {bold q} ^2 ~+~ "i" 0 ^{`+`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11:54.589000000</meta:creation-date>
    <meta:generator>LibreOffice/4.1.4.2$Windows_x86 LibreOffice_project/0a0440ccc0227ad9829de5f46be37cfb6edcf72</meta:generator>
  </office:meta>
</office:document-meta>
</file>